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ffa" officeooo:paragraph-rsid="001a2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don’t want to do my homework for chapter 7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0:53:42.048003443</meta:creation-date>
    <dc:date>2025-06-16T20:54:34.187431768</dc:date>
    <meta:editing-duration>PT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0" meta:character-count="45" meta:non-whitespace-character-count="36"/>
  </office:meta>
</office:document-meta>
</file>